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cffe0" officeooo:paragraph-rsid="000cffe0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0cffe0" officeooo:paragraph-rsid="000cffe0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cffe0" officeooo:paragraph-rsid="000cffe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cffe0" officeooo:paragraph-rsid="000cffe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cffe0" officeooo:paragraph-rsid="000cffe0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cffe0" officeooo:paragraph-rsid="000cffe0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0cffe0" officeooo:paragraph-rsid="000cffe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0e4139" officeooo:paragraph-rsid="000e413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cffe0" officeooo:paragraph-rsid="000cffe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e4139" officeooo:paragraph-rsid="000e4139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e4139" officeooo:paragraph-rsid="000e4139" style:font-size-asian="22pt" style:font-size-complex="22pt"/>
    </style:style>
    <style:style style:name="T1" style:family="text">
      <style:text-properties officeooo:rsid="000e41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ND A TOUR</text:p>
      <text:p text:style-name="P1">Use-case specification</text:p>
      <text:p text:style-name="P11">Book a Tour</text:p>
      <text:p text:style-name="P5">1. Brief Description :</text:p>
      <text:p text:style-name="P3">This use case allows to <text:span text:style-name="T1">book a</text:span> new tours by <text:span text:style-name="T1">user.</text:span></text:p>
      <text:p text:style-name="P5">2.Flow of Events :</text:p>
      <text:p text:style-name="P4">2.1 Basic Flow :</text:p>
      <text:p text:style-name="P3">Step #1: This use case starts when the <text:span text:style-name="T1">user</text:span> pushes “<text:span text:style-name="T1">Book this</text:span> Tour” button.</text:p>
      <text:p text:style-name="P3">Step #2: <text:s/><text:span text:style-name="T1">A new window appears and wants from user confirm button.</text:span></text:p>
      <text:p text:style-name="P3">Step #3: <text:s/><text:span text:style-name="T1">If the Tour isn't free , the payment details and payment confirmation.</text:span></text:p>
      <text:p text:style-name="P8">Step #4: The invoice and tour details <text:s/>will be shown on screen.</text:p>
      <text:p text:style-name="P3">Step #4: Use case ends.</text:p>
      <text:p text:style-name="P3"/>
      <text:p text:style-name="P4">2.2 Alternative Flows :</text:p>
      <text:p text:style-name="P3">There isn't any alternative flows.</text:p>
      <text:p text:style-name="P3"/>
      <text:p text:style-name="P6">3.Preconditions :</text:p>
      <text:p text:style-name="P4">3.1 Registered &amp; Logged in:</text:p>
      <text:p text:style-name="P3">The <text:span text:style-name="T1">user</text:span> should be registered &amp; logged in to the system</text:p>
      <text:p text:style-name="P4"/>
      <text:p text:style-name="P10">3.2 Payment Confirmation :</text:p>
      <text:p text:style-name="P8">The user should have enough balance in his/her bank account to book this tour</text:p>
      <text:p text:style-name="P5">4.Postconditions :</text:p>
      <text:p text:style-name="P3">There is no postconditions.</text:p>
      <text:p text:style-name="P3"/>
      <text:p text:style-name="P3"/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6:30:34.425073967</meta:creation-date>
    <dc:date>2015-04-03T16:55:08.147663557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21" meta:word-count="139" meta:character-count="760" meta:non-whitespace-character-count="639"/>
  </office:meta>
</office:document-meta>
</file>